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 style:data-style-name="N3">
      <style:table-cell-properties fo:background-color="transparent"/>
    </style:style>
    <style:style style:name="ce6" style:family="table-cell" style:parent-style-name="Default" style:data-style-name="N3"/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2.98097222222222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5111111111111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6361111111111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7527777777778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55763888888889cm"/>
    </style:style>
    <style:style style:name="co23" style:family="table-column">
      <style:table-column-properties fo:break-before="auto" style:column-width="2.98097222222222cm"/>
    </style:style>
    <style:style style:name="co24" style:family="table-column">
      <style:table-column-properties fo:break-before="auto" style:column-width="2.66347222222222cm"/>
    </style:style>
    <style:style style:name="co25" style:family="table-column">
      <style:table-column-properties fo:break-before="auto" style:column-width="2.25777777777778cm"/>
    </style:style>
    <style:style style:name="co26" style:family="table-column">
      <style:table-column-properties fo:break-before="auto" style:column-width="2.02847222222222cm"/>
    </style:style>
    <style:style style:name="co27" style:family="table-column">
      <style:table-column-properties fo:break-before="auto" style:column-width="2.68111111111111cm"/>
    </style:style>
    <style:style style:name="co28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ptember_2024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6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3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6" table:default-cell-style-name="ce7"/>
        <table:table-column table:style-name="co20" table:default-cell-style-name="ce7"/>
        <table:table-column table:style-name="co21" table:default-cell-style-name="ce7"/>
        <table:table-column table:style-name="co20" table:default-cell-style-name="ce7"/>
        <table:table-column table:style-name="co22" table:default-cell-style-name="ce7"/>
        <table:table-column table:style-name="co23" table:default-cell-style-name="ce7"/>
        <table:table-column table:style-name="co6" table:default-cell-style-name="ce7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3">
            <text:p>Non-Payroll staff costs;</text:p>
            <text:p>Contingent labour</text:p>
          </table:table-cell>
          <table:table-cell office:value-type="string" table:style-name="ce3">
            <text:p>Non-Payroll staff costs;</text:p>
            <text:p>Consultancy</text:p>
          </table:table-cell>
          <table:table-cell office:value-type="string" table:style-name="ce3">
            <text:p>Non-Payroll staff costs;</text:p>
            <text:p>Total staff costs</text:p>
          </table:table-cell>
          <table:table-cell office:value-type="string" table:style-name="ce3">
            <text:p>Grand Total paybill/staffing (payroll and non-payroll) costs</text:p>
          </table:table-cell>
          <table:table-cell table:number-columns-repeated="16343" table:style-name="ce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Ministry of Justice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Ministry of Justice</text:p>
          </table:table-cell>
          <table:table-cell office:value-type="float" office:value="333" table:style-name="ce5">
            <text:p>333</text:p>
          </table:table-cell>
          <table:table-cell office:value-type="float" office:value="319.21460000000002" table:style-name="ce5">
            <text:p>319</text:p>
          </table:table-cell>
          <table:table-cell office:value-type="float" office:value="771" table:style-name="ce5">
            <text:p>771</text:p>
          </table:table-cell>
          <table:table-cell office:value-type="float" office:value="747.91190000000006" table:style-name="ce5">
            <text:p>748</text:p>
          </table:table-cell>
          <table:table-cell office:value-type="float" office:value="4156" table:style-name="ce5">
            <text:p>4,156</text:p>
          </table:table-cell>
          <table:table-cell office:value-type="float" office:value="4049.8169199999979" table:style-name="ce5">
            <text:p>4,050</text:p>
          </table:table-cell>
          <table:table-cell office:value-type="float" office:value="2535" table:style-name="ce5">
            <text:p>2,535</text:p>
          </table:table-cell>
          <table:table-cell office:value-type="float" office:value="2479.3131199999998" table:style-name="ce5">
            <text:p>2,479</text:p>
          </table:table-cell>
          <table:table-cell office:value-type="float" office:value="180" table:style-name="ce5">
            <text:p>180</text:p>
          </table:table-cell>
          <table:table-cell office:value-type="float" office:value="175.25650999999999" table:style-name="ce5">
            <text:p>175</text:p>
          </table:table-cell>
          <table:table-cell office:value-type="float" office:value="35" table:style-name="ce5">
            <text:p>35</text:p>
          </table:table-cell>
          <table:table-cell office:value-type="float" office:value="33.337040000000002" table:style-name="ce5">
            <text:p>33</text:p>
          </table:table-cell>
          <table:table-cell office:value-type="float" office:value="8010" table:style-name="ce5">
            <text:p>8,010</text:p>
          </table:table-cell>
          <table:table-cell office:value-type="float" office:value="7804.8500899999981" table:style-name="ce5">
            <text:p>7,805</text:p>
          </table:table-cell>
          <table:table-cell office:value-type="float" office:value="72" table:style-name="ce5">
            <text:p>72</text:p>
          </table:table-cell>
          <table:table-cell office:value-type="float" office:value="69.55" table:style-name="ce5">
            <text:p>70</text:p>
          </table:table-cell>
          <table:table-cell office:value-type="float" office:value="31" table:style-name="ce5">
            <text:p>31</text:p>
          </table:table-cell>
          <table:table-cell office:value-type="float" office:value="25.87" table:style-name="ce5">
            <text:p>26</text:p>
          </table:table-cell>
          <table:table-cell office:value-type="float" office:value="507" table:style-name="ce5">
            <text:p>507</text:p>
          </table:table-cell>
          <table:table-cell office:value-type="float" office:value="507" table:style-name="ce5">
            <text:p>507</text:p>
          </table:table-cell>
          <table:table-cell office:value-type="float" office:value="610" table:style-name="ce5">
            <text:p>610</text:p>
          </table:table-cell>
          <table:table-cell office:value-type="float" office:value="602.41999999999996" table:style-name="ce5">
            <text:p>602</text:p>
          </table:table-cell>
          <table:table-cell office:value-type="float" office:value="0" table:style-name="ce5">
            <text:p>0</text:p>
          </table:table-cell>
          <table:table-cell office:value-type="float" office:value="8620" table:style-name="ce5">
            <text:p>8,620</text:p>
          </table:table-cell>
          <table:table-cell office:value-type="float" office:value="8407.2700899999982" table:style-name="ce5">
            <text:p>8,407</text:p>
          </table:table-cell>
          <table:table-cell office:value-type="float" office:value="27910672.430000003" table:style-name="ce5">
            <text:p>27,910,672</text:p>
          </table:table-cell>
          <table:table-cell office:value-type="float" office:value="1189623.69" table:style-name="ce5">
            <text:p>1,189,624</text:p>
          </table:table-cell>
          <table:table-cell office:value-type="float" office:value="74281.350000000006" table:style-name="ce5">
            <text:p>74,281</text:p>
          </table:table-cell>
          <table:table-cell office:value-type="float" office:value="98705.78" table:style-name="ce5">
            <text:p>98,706</text:p>
          </table:table-cell>
          <table:table-cell office:value-type="float" office:value="8946966.9600000009" table:style-name="ce5">
            <text:p>8,946,967</text:p>
          </table:table-cell>
          <table:table-cell office:value-type="float" office:value="4670288.04" table:style-name="ce5">
            <text:p>4,670,288</text:p>
          </table:table-cell>
          <table:table-cell office:value-type="float" office:value="42890538.250000007" table:style-name="ce5">
            <text:p>42,890,538</text:p>
          </table:table-cell>
          <table:table-cell office:value-type="float" office:value="6685684.6700000009" table:style-name="ce6">
            <text:p>6,685,685</text:p>
          </table:table-cell>
          <table:table-cell office:value-type="float" office:value="-536790.81000000006" table:style-name="ce6">
            <text:p>-536,791</text:p>
          </table:table-cell>
          <table:table-cell office:value-type="float" office:value="6148893.8600000013" table:style-name="ce6">
            <text:p>6,148,894</text:p>
          </table:table-cell>
          <table:table-cell office:value-type="float" office:value="49039432.110000007" table:style-name="ce6">
            <text:p>49,039,432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Criminal Injuries Compensation Authorit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30" table:style-name="ce5">
            <text:p>130</text:p>
          </table:table-cell>
          <table:table-cell office:value-type="float" office:value="118.63652000000002" table:style-name="ce5">
            <text:p>119</text:p>
          </table:table-cell>
          <table:table-cell office:value-type="float" office:value="96" table:style-name="ce5">
            <text:p>96</text:p>
          </table:table-cell>
          <table:table-cell office:value-type="float" office:value="88.851899999999986" table:style-name="ce5">
            <text:p>89</text:p>
          </table:table-cell>
          <table:table-cell office:value-type="float" office:value="85" table:style-name="ce5">
            <text:p>85</text:p>
          </table:table-cell>
          <table:table-cell office:value-type="float" office:value="81.481080000000006" table:style-name="ce5">
            <text:p>81</text:p>
          </table:table-cell>
          <table:table-cell office:value-type="float" office:value="11" table:style-name="ce5">
            <text:p>11</text:p>
          </table:table-cell>
          <table:table-cell office:value-type="float" office:value="9.7027000000000001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3" table:style-name="ce5">
            <text:p>323</text:p>
          </table:table-cell>
          <table:table-cell office:value-type="float" office:value="299.67220000000003" table:style-name="ce5">
            <text:p>30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25" table:style-name="ce5">
            <text:p>325</text:p>
          </table:table-cell>
          <table:table-cell office:value-type="float" office:value="301.67220000000003" table:style-name="ce5">
            <text:p>302</text:p>
          </table:table-cell>
          <table:table-cell office:value-type="float" office:value="756290.65" table:style-name="ce5">
            <text:p>756,291</text:p>
          </table:table-cell>
          <table:table-cell office:value-type="float" office:value="6850.96" table:style-name="ce5">
            <text:p>6,851</text:p>
          </table:table-cell>
          <table:table-cell office:value-type="float" office:value="2400" table:style-name="ce5">
            <text:p>2,400</text:p>
          </table:table-cell>
          <table:table-cell office:value-type="float" office:value="2752.5600000000004" table:style-name="ce5">
            <text:p>2,753</text:p>
          </table:table-cell>
          <table:table-cell office:value-type="float" office:value="220863.56000000003" table:style-name="ce5">
            <text:p>220,864</text:p>
          </table:table-cell>
          <table:table-cell office:value-type="float" office:value="70820.86" table:style-name="ce5">
            <text:p>70,821</text:p>
          </table:table-cell>
          <table:table-cell office:value-type="float" office:value="1059978.5900000001" table:style-name="ce5">
            <text:p>1,059,979</text:p>
          </table:table-cell>
          <table:table-cell office:value-type="float" office:value="5595.39" table:style-name="ce6">
            <text:p>5,595</text:p>
          </table:table-cell>
          <table:table-cell office:value-type="float" office:value="0" table:style-name="ce6">
            <text:p>0</text:p>
          </table:table-cell>
          <table:table-cell office:value-type="float" office:value="5595.39" table:style-name="ce6">
            <text:p>5,595</text:p>
          </table:table-cell>
          <table:table-cell office:value-type="float" office:value="1065573.98" table:style-name="ce6">
            <text:p>1,065,574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HM Courts and Tribunals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9171" table:style-name="ce5">
            <text:p>9,171</text:p>
          </table:table-cell>
          <table:table-cell office:value-type="float" office:value="7983.7962800001014" table:style-name="ce5">
            <text:p>7,984</text:p>
          </table:table-cell>
          <table:table-cell office:value-type="float" office:value="2832" table:style-name="ce5">
            <text:p>2,832</text:p>
          </table:table-cell>
          <table:table-cell office:value-type="float" office:value="2676.7558699999945" table:style-name="ce5">
            <text:p>2,677</text:p>
          </table:table-cell>
          <table:table-cell office:value-type="float" office:value="2973" table:style-name="ce5">
            <text:p>2,973</text:p>
          </table:table-cell>
          <table:table-cell office:value-type="float" office:value="2820.9337999999921" table:style-name="ce5">
            <text:p>2,821</text:p>
          </table:table-cell>
          <table:table-cell office:value-type="float" office:value="800" table:style-name="ce5">
            <text:p>800</text:p>
          </table:table-cell>
          <table:table-cell office:value-type="float" office:value="778.53129000000001" table:style-name="ce5">
            <text:p>779</text:p>
          </table:table-cell>
          <table:table-cell office:value-type="float" office:value="70" table:style-name="ce5">
            <text:p>70</text:p>
          </table:table-cell>
          <table:table-cell office:value-type="float" office:value="69.75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46" table:style-name="ce5">
            <text:p>15,846</text:p>
          </table:table-cell>
          <table:table-cell office:value-type="float" office:value="14329.767240000088" table:style-name="ce5">
            <text:p>14,330</text:p>
          </table:table-cell>
          <table:table-cell office:value-type="float" office:value="1773.8" table:style-name="ce5">
            <text:p>1,774</text:p>
          </table:table-cell>
          <table:table-cell office:value-type="float" office:value="1773.8" table:style-name="ce5">
            <text:p>1,774</text:p>
          </table:table-cell>
          <table:table-cell office:value-type="float" office:value="5.54" table:style-name="ce5">
            <text:p>6</text:p>
          </table:table-cell>
          <table:table-cell office:value-type="float" office:value="5.5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79.34" table:style-name="ce5">
            <text:p>1,779</text:p>
          </table:table-cell>
          <table:table-cell office:value-type="float" office:value="1779.34" table:style-name="ce5">
            <text:p>1,779</text:p>
          </table:table-cell>
          <table:table-cell office:value-type="float" office:value="0" table:style-name="ce5">
            <text:p>0</text:p>
          </table:table-cell>
          <table:table-cell office:value-type="float" office:value="17625.34" table:style-name="ce5">
            <text:p>17,625</text:p>
          </table:table-cell>
          <table:table-cell office:value-type="float" office:value="16109.107240000088" table:style-name="ce5">
            <text:p>16,109</text:p>
          </table:table-cell>
          <table:table-cell office:value-type="float" office:value="35728056.690000005" table:style-name="ce5">
            <text:p>35,728,057</text:p>
          </table:table-cell>
          <table:table-cell office:value-type="float" office:value="678484.72" table:style-name="ce5">
            <text:p>678,485</text:p>
          </table:table-cell>
          <table:table-cell office:value-type="float" office:value="286007" table:style-name="ce5">
            <text:p>286,007</text:p>
          </table:table-cell>
          <table:table-cell office:value-type="float" office:value="729828.66" table:style-name="ce5">
            <text:p>729,829</text:p>
          </table:table-cell>
          <table:table-cell office:value-type="float" office:value="10380206.739999998" table:style-name="ce5">
            <text:p>10,380,207</text:p>
          </table:table-cell>
          <table:table-cell office:value-type="float" office:value="3635515.5100000007" table:style-name="ce5">
            <text:p>3,635,516</text:p>
          </table:table-cell>
          <table:table-cell office:value-type="float" office:value="51438099.32" table:style-name="ce5">
            <text:p>51,438,099</text:p>
          </table:table-cell>
          <table:table-cell office:value-type="float" office:value="6054334.6299999999" table:style-name="ce6">
            <text:p>6,054,335</text:p>
          </table:table-cell>
          <table:table-cell office:value-type="float" office:value="-10643.28" table:style-name="ce6">
            <text:p>-10,643</text:p>
          </table:table-cell>
          <table:table-cell office:value-type="float" office:value="6043691.3499999996" table:style-name="ce6">
            <text:p>6,043,691</text:p>
          </table:table-cell>
          <table:table-cell office:value-type="float" office:value="57481790.670000002" table:style-name="ce6">
            <text:p>57,481,791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Legal Aid Agenc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482" table:style-name="ce5">
            <text:p>482</text:p>
          </table:table-cell>
          <table:table-cell office:value-type="float" office:value="426.57709000000045" table:style-name="ce5">
            <text:p>427</text:p>
          </table:table-cell>
          <table:table-cell office:value-type="float" office:value="377" table:style-name="ce5">
            <text:p>377</text:p>
          </table:table-cell>
          <table:table-cell office:value-type="float" office:value="350.67629000000011" table:style-name="ce5">
            <text:p>351</text:p>
          </table:table-cell>
          <table:table-cell office:value-type="float" office:value="339" table:style-name="ce5">
            <text:p>339</text:p>
          </table:table-cell>
          <table:table-cell office:value-type="float" office:value="325.48217000000011" table:style-name="ce5">
            <text:p>325</text:p>
          </table:table-cell>
          <table:table-cell office:value-type="float" office:value="94" table:style-name="ce5">
            <text:p>94</text:p>
          </table:table-cell>
          <table:table-cell office:value-type="float" office:value="92.675690000000003" table:style-name="ce5">
            <text:p>93</text:p>
          </table:table-cell>
          <table:table-cell office:value-type="float" office:value="11" table:style-name="ce5">
            <text:p>11</text:p>
          </table:table-cell>
          <table:table-cell office:value-type="float" office:value="10.0653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,303</text:p>
          </table:table-cell>
          <table:table-cell office:value-type="float" office:value="1205.4765600000007" table:style-name="ce5">
            <text:p>1,2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,303</text:p>
          </table:table-cell>
          <table:table-cell office:value-type="float" office:value="1205.4765600000007" table:style-name="ce5">
            <text:p>1,205</text:p>
          </table:table-cell>
          <table:table-cell office:value-type="float" office:value="3681771.9600000004" table:style-name="ce5">
            <text:p>3,681,772</text:p>
          </table:table-cell>
          <table:table-cell office:value-type="float" office:value="20538.810000000001" table:style-name="ce5">
            <text:p>20,539</text:p>
          </table:table-cell>
          <table:table-cell office:value-type="float" office:value="15162.17" table:style-name="ce5">
            <text:p>15,162</text:p>
          </table:table-cell>
          <table:table-cell office:value-type="float" office:value="36167.379999999997" table:style-name="ce5">
            <text:p>36,167</text:p>
          </table:table-cell>
          <table:table-cell office:value-type="float" office:value="873483.63" table:style-name="ce5">
            <text:p>873,484</text:p>
          </table:table-cell>
          <table:table-cell office:value-type="float" office:value="321184.25" table:style-name="ce5">
            <text:p>321,184</text:p>
          </table:table-cell>
          <table:table-cell office:value-type="float" office:value="4948308.2" table:style-name="ce5">
            <text:p>4,948,308</text:p>
          </table:table-cell>
          <table:table-cell office:value-type="float" office:value="36480" table:style-name="ce6">
            <text:p>36,480</text:p>
          </table:table-cell>
          <table:table-cell office:value-type="float" office:value="0" table:style-name="ce6">
            <text:p>0</text:p>
          </table:table-cell>
          <table:table-cell office:value-type="float" office:value="36480" table:style-name="ce6">
            <text:p>36,480</text:p>
          </table:table-cell>
          <table:table-cell office:value-type="float" office:value="4984788.2" table:style-name="ce6">
            <text:p>4,984,788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HM Prison and Probation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30399" table:style-name="ce5">
            <text:p>30,399</text:p>
          </table:table-cell>
          <table:table-cell office:value-type="float" office:value="28696.120120000254" table:style-name="ce5">
            <text:p>28,696</text:p>
          </table:table-cell>
          <table:table-cell office:value-type="float" office:value="7519" table:style-name="ce5">
            <text:p>7,519</text:p>
          </table:table-cell>
          <table:table-cell office:value-type="float" office:value="7178.7647000000516" table:style-name="ce5">
            <text:p>7,179</text:p>
          </table:table-cell>
          <table:table-cell office:value-type="float" office:value="7747" table:style-name="ce5">
            <text:p>7,747</text:p>
          </table:table-cell>
          <table:table-cell office:value-type="float" office:value="7385.9545100000269" table:style-name="ce5">
            <text:p>7,386</text:p>
          </table:table-cell>
          <table:table-cell office:value-type="float" office:value="894" table:style-name="ce5">
            <text:p>894</text:p>
          </table:table-cell>
          <table:table-cell office:value-type="float" office:value="880.50944000000004" table:style-name="ce5">
            <text:p>881</text:p>
          </table:table-cell>
          <table:table-cell office:value-type="float" office:value="58" table:style-name="ce5">
            <text:p>58</text:p>
          </table:table-cell>
          <table:table-cell office:value-type="float" office:value="57.310809999999996" table:style-name="ce5">
            <text:p>57</text:p>
          </table:table-cell>
          <table:table-cell office:value-type="float" office:value="22649" table:style-name="ce5">
            <text:p>22,649</text:p>
          </table:table-cell>
          <table:table-cell office:value-type="float" office:value="21001.919819999974" table:style-name="ce5">
            <text:p>21,002</text:p>
          </table:table-cell>
          <table:table-cell office:value-type="float" office:value="69266" table:style-name="ce5">
            <text:p>69,266</text:p>
          </table:table-cell>
          <table:table-cell office:value-type="float" office:value="65200.579400000308" table:style-name="ce5">
            <text:p>65,201</text:p>
          </table:table-cell>
          <table:table-cell office:value-type="float" office:value="1019.6636679856183" table:style-name="ce5">
            <text:p>1,020</text:p>
          </table:table-cell>
          <table:table-cell office:value-type="float" office:value="1019.6636679856183" table:style-name="ce5">
            <text:p>1,020</text:p>
          </table:table-cell>
          <table:table-cell office:value-type="float" office:value="0.20000000298023199" table:style-name="ce5">
            <text:p>0</text:p>
          </table:table-cell>
          <table:table-cell office:value-type="float" office:value="0.200000002980231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19.8636679885985" table:style-name="ce5">
            <text:p>1,020</text:p>
          </table:table-cell>
          <table:table-cell office:value-type="float" office:value="1019.8636679885985" table:style-name="ce5">
            <text:p>1,020</text:p>
          </table:table-cell>
          <table:table-cell office:value-type="float" office:value="0" table:style-name="ce5">
            <text:p>0</text:p>
          </table:table-cell>
          <table:table-cell office:value-type="float" office:value="70285.863667988597" table:style-name="ce5">
            <text:p>70,286</text:p>
          </table:table-cell>
          <table:table-cell office:value-type="float" office:value="66220.443067988905" table:style-name="ce5">
            <text:p>66,220</text:p>
          </table:table-cell>
          <table:table-cell office:value-type="float" office:value="152909982.94" table:style-name="ce5">
            <text:p>152,909,983</text:p>
          </table:table-cell>
          <table:table-cell office:value-type="float" office:value="29504837.970000006" table:style-name="ce5">
            <text:p>29,504,838</text:p>
          </table:table-cell>
          <table:table-cell office:value-type="float" office:value="660915.34" table:style-name="ce5">
            <text:p>660,915</text:p>
          </table:table-cell>
          <table:table-cell office:value-type="float" office:value="8007501.6699999999" table:style-name="ce5">
            <text:p>8,007,502</text:p>
          </table:table-cell>
          <table:table-cell office:value-type="float" office:value="66082870.870000005" table:style-name="ce5">
            <text:p>66,082,871</text:p>
          </table:table-cell>
          <table:table-cell office:value-type="float" office:value="26484128.649999999" table:style-name="ce5">
            <text:p>26,484,129</text:p>
          </table:table-cell>
          <table:table-cell office:value-type="float" office:value="283650237.44" table:style-name="ce5">
            <text:p>283,650,237</text:p>
          </table:table-cell>
          <table:table-cell office:value-type="float" office:value="4484731.5" table:style-name="ce6">
            <text:p>4,484,732</text:p>
          </table:table-cell>
          <table:table-cell office:value-type="float" office:value="76091.95" table:style-name="ce6">
            <text:p>76,092</text:p>
          </table:table-cell>
          <table:table-cell office:value-type="float" office:value="4560823.45" table:style-name="ce6">
            <text:p>4,560,823</text:p>
          </table:table-cell>
          <table:table-cell office:value-type="float" office:value="288211060.88999999" table:style-name="ce6">
            <text:p>288,211,061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The Office of the Public Guardian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139" table:style-name="ce5">
            <text:p>1,139</text:p>
          </table:table-cell>
          <table:table-cell office:value-type="float" office:value="1033.2754199999968" table:style-name="ce5">
            <text:p>1,033</text:p>
          </table:table-cell>
          <table:table-cell office:value-type="float" office:value="477" table:style-name="ce5">
            <text:p>477</text:p>
          </table:table-cell>
          <table:table-cell office:value-type="float" office:value="455.70189000000016" table:style-name="ce5">
            <text:p>456</text:p>
          </table:table-cell>
          <table:table-cell office:value-type="float" office:value="194" table:style-name="ce5">
            <text:p>194</text:p>
          </table:table-cell>
          <table:table-cell office:value-type="float" office:value="183.10083000000003" table:style-name="ce5">
            <text:p>183</text:p>
          </table:table-cell>
          <table:table-cell office:value-type="float" office:value="50" table:style-name="ce5">
            <text:p>50</text:p>
          </table:table-cell>
          <table:table-cell office:value-type="float" office:value="49.540530000000004" table:style-name="ce5">
            <text:p>50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64" table:style-name="ce5">
            <text:p>1,864</text:p>
          </table:table-cell>
          <table:table-cell office:value-type="float" office:value="1725.6186699999971" table:style-name="ce5">
            <text:p>1,726</text:p>
          </table:table-cell>
          <table:table-cell office:value-type="float" office:value="222" table:style-name="ce5">
            <text:p>222</text:p>
          </table:table-cell>
          <table:table-cell office:value-type="float" office:value="204.4" table:style-name="ce5">
            <text:p>2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2" table:style-name="ce5">
            <text:p>222</text:p>
          </table:table-cell>
          <table:table-cell office:value-type="float" office:value="204.4" table:style-name="ce5">
            <text:p>204</text:p>
          </table:table-cell>
          <table:table-cell office:value-type="float" office:value="0" table:style-name="ce5">
            <text:p>0</text:p>
          </table:table-cell>
          <table:table-cell office:value-type="float" office:value="2086" table:style-name="ce5">
            <text:p>2,086</text:p>
          </table:table-cell>
          <table:table-cell office:value-type="float" office:value="1930.0186699999972" table:style-name="ce5">
            <text:p>1,930</text:p>
          </table:table-cell>
          <table:table-cell office:value-type="float" office:value="3886463.8200000003" table:style-name="ce5">
            <text:p>3,886,464</text:p>
          </table:table-cell>
          <table:table-cell office:value-type="float" office:value="64481.41" table:style-name="ce5">
            <text:p>64,481</text:p>
          </table:table-cell>
          <table:table-cell office:value-type="float" office:value="-169636.77000000002" table:style-name="ce5">
            <text:p>-169,637</text:p>
          </table:table-cell>
          <table:table-cell office:value-type="float" office:value="215293.53999999998" table:style-name="ce5">
            <text:p>215,294</text:p>
          </table:table-cell>
          <table:table-cell office:value-type="float" office:value="1138382.4100000001" table:style-name="ce5">
            <text:p>1,138,382</text:p>
          </table:table-cell>
          <table:table-cell office:value-type="float" office:value="421635.63999999996" table:style-name="ce5">
            <text:p>421,636</text:p>
          </table:table-cell>
          <table:table-cell office:value-type="float" office:value="5556620.0499999998" table:style-name="ce5">
            <text:p>5,556,620</text:p>
          </table:table-cell>
          <table:table-cell office:value-type="float" office:value="674853.71" table:style-name="ce6">
            <text:p>674,854</text:p>
          </table:table-cell>
          <table:table-cell office:value-type="float" office:value="0" table:style-name="ce6">
            <text:p>0</text:p>
          </table:table-cell>
          <table:table-cell office:value-type="float" office:value="674853.71" table:style-name="ce6">
            <text:p>674,854</text:p>
          </table:table-cell>
          <table:table-cell office:value-type="float" office:value="6231473.7599999998" table:style-name="ce6">
            <text:p>6,231,474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Children and Family Court Advisory and Support Servic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39" table:style-name="ce5">
            <text:p>2,239</text:p>
          </table:table-cell>
          <table:table-cell office:value-type="float" office:value="2009.2749099099051" table:style-name="ce5">
            <text:p>2,009</text:p>
          </table:table-cell>
          <table:table-cell office:value-type="float" office:value="2239" table:style-name="ce5">
            <text:p>2,239</text:p>
          </table:table-cell>
          <table:table-cell office:value-type="float" office:value="2009.2749099099051" table:style-name="ce5">
            <text:p>2,009</text:p>
          </table:table-cell>
          <table:table-cell office:value-type="float" office:value="52" table:style-name="ce5">
            <text:p>52</text:p>
          </table:table-cell>
          <table:table-cell office:value-type="float" office:value="52" table:style-name="ce5">
            <text:p>5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" table:style-name="ce5">
            <text:p>54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2293" table:style-name="ce5">
            <text:p>2,293</text:p>
          </table:table-cell>
          <table:table-cell office:value-type="float" office:value="2063.2749099099051" table:style-name="ce5">
            <text:p>2,063</text:p>
          </table:table-cell>
          <table:table-cell office:value-type="float" office:value="9920084.2999999914" table:style-name="ce5">
            <text:p>9,920,0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20084.2999999914" table:style-name="ce5">
            <text:p>9,920,084</text:p>
          </table:table-cell>
          <table:table-cell office:value-type="float" office:value="543785.17000000027" table:style-name="ce6">
            <text:p>543,785</text:p>
          </table:table-cell>
          <table:table-cell office:value-type="float" office:value="0" table:style-name="ce6">
            <text:p>0</text:p>
          </table:table-cell>
          <table:table-cell office:value-type="float" office:value="543785.17000000027" table:style-name="ce6">
            <text:p>543,785</text:p>
          </table:table-cell>
          <table:table-cell office:value-type="float" office:value="10463869.469999991" table:style-name="ce6">
            <text:p>10,463,869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Criminal Cases Review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4" table:style-name="ce5">
            <text:p>124</text:p>
          </table:table-cell>
          <table:table-cell office:value-type="float" office:value="115.21" table:style-name="ce5">
            <text:p>115</text:p>
          </table:table-cell>
          <table:table-cell office:value-type="float" office:value="124" table:style-name="ce5">
            <text:p>124</text:p>
          </table:table-cell>
          <table:table-cell office:value-type="float" office:value="115.21" table:style-name="ce5">
            <text:p>1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4" table:style-name="ce5">
            <text:p>124</text:p>
          </table:table-cell>
          <table:table-cell office:value-type="float" office:value="115.21" table:style-name="ce5">
            <text:p>115</text:p>
          </table:table-cell>
          <table:table-cell office:value-type="float" office:value="602686" table:style-name="ce5">
            <text:p>602,686</text:p>
          </table:table-cell>
          <table:table-cell office:value-type="float" office:value="0" table:style-name="ce5">
            <text:p>0</text:p>
          </table:table-cell>
          <table:table-cell office:value-type="float" office:value="75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2761" table:style-name="ce5">
            <text:p>602,76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02761" table:style-name="ce6">
            <text:p>602,761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Judicial Appointments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3" table:style-name="ce5">
            <text:p>3</text:p>
          </table:table-cell>
          <table:table-cell office:value-type="float" office:value="2.8" table:style-name="ce5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22.6" table:style-name="ce5">
            <text:p>23</text:p>
          </table:table-cell>
          <table:table-cell office:value-type="float" office:value="62" table:style-name="ce5">
            <text:p>62</text:p>
          </table:table-cell>
          <table:table-cell office:value-type="float" office:value="61.4" table:style-name="ce5">
            <text:p>61</text:p>
          </table:table-cell>
          <table:table-cell office:value-type="float" office:value="11" table:style-name="ce5">
            <text:p>11</text:p>
          </table:table-cell>
          <table:table-cell office:value-type="float" office:value="10.6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.4" table:style-name="ce5">
            <text:p>0</text:p>
          </table:table-cell>
          <table:table-cell office:value-type="float" office:value="102" table:style-name="ce5">
            <text:p>102</text:p>
          </table:table-cell>
          <table:table-cell office:value-type="float" office:value="98.8" table:style-name="ce5">
            <text:p>99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.1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4.09999999999999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07" table:style-name="ce5">
            <text:p>107</text:p>
          </table:table-cell>
          <table:table-cell office:value-type="float" office:value="102.89999999999999" table:style-name="ce5">
            <text:p>103</text:p>
          </table:table-cell>
          <table:table-cell office:value-type="float" office:value="375171.47999999992" table:style-name="ce5">
            <text:p>375,171</text:p>
          </table:table-cell>
          <table:table-cell office:value-type="float" office:value="5013.45" table:style-name="ce5">
            <text:p>5,013</text:p>
          </table:table-cell>
          <table:table-cell office:value-type="float" office:value="4318.76" table:style-name="ce5">
            <text:p>4,319</text:p>
          </table:table-cell>
          <table:table-cell office:value-type="float" office:value="616.09" table:style-name="ce5">
            <text:p>616</text:p>
          </table:table-cell>
          <table:table-cell office:value-type="float" office:value="97009.079999999987" table:style-name="ce5">
            <text:p>97,009</text:p>
          </table:table-cell>
          <table:table-cell office:value-type="float" office:value="41946.490000000005" table:style-name="ce5">
            <text:p>41,946</text:p>
          </table:table-cell>
          <table:table-cell office:value-type="float" office:value="524075.35" table:style-name="ce5">
            <text:p>524,075</text:p>
          </table:table-cell>
          <table:table-cell office:value-type="float" office:value="10298.66" table:style-name="ce6">
            <text:p>10,299</text:p>
          </table:table-cell>
          <table:table-cell office:value-type="float" office:value="4800" table:style-name="ce6">
            <text:p>4,800</text:p>
          </table:table-cell>
          <table:table-cell office:value-type="float" office:value="15098.66" table:style-name="ce6">
            <text:p>15,099</text:p>
          </table:table-cell>
          <table:table-cell office:value-type="float" office:value="539174.01" table:style-name="ce6">
            <text:p>539,174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Legal Services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" table:style-name="ce5">
            <text:p>42</text:p>
          </table:table-cell>
          <table:table-cell office:value-type="float" office:value="37.6" table:style-name="ce5">
            <text:p>38</text:p>
          </table:table-cell>
          <table:table-cell office:value-type="float" office:value="42" table:style-name="ce5">
            <text:p>42</text:p>
          </table:table-cell>
          <table:table-cell office:value-type="float" office:value="37.6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" table:style-name="ce5">
            <text:p>42</text:p>
          </table:table-cell>
          <table:table-cell office:value-type="float" office:value="37.6" table:style-name="ce5">
            <text:p>38</text:p>
          </table:table-cell>
          <table:table-cell office:value-type="float" office:value="305654.35999999987" table:style-name="ce5">
            <text:p>305,6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5654.35999999987" table:style-name="ce5">
            <text:p>305,65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05654.35999999987" table:style-name="ce6">
            <text:p>305,654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Parole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13" table:style-name="ce5">
            <text:p>13</text:p>
          </table:table-cell>
          <table:table-cell office:value-type="float" office:value="11.2" table:style-name="ce5">
            <text:p>11</text:p>
          </table:table-cell>
          <table:table-cell office:value-type="float" office:value="157" table:style-name="ce5">
            <text:p>157</text:p>
          </table:table-cell>
          <table:table-cell office:value-type="float" office:value="152" table:style-name="ce5">
            <text:p>152</text:p>
          </table:table-cell>
          <table:table-cell office:value-type="float" office:value="63" table:style-name="ce5">
            <text:p>63</text:p>
          </table:table-cell>
          <table:table-cell office:value-type="float" office:value="60" table:style-name="ce5">
            <text:p>60</text:p>
          </table:table-cell>
          <table:table-cell office:value-type="float" office:value="14" table:style-name="ce5">
            <text:p>14</text:p>
          </table:table-cell>
          <table:table-cell office:value-type="float" office:value="13.2" table:style-name="ce5">
            <text:p>1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8" table:style-name="ce5">
            <text:p>248</text:p>
          </table:table-cell>
          <table:table-cell office:value-type="float" office:value="237.39999999999998" table:style-name="ce5">
            <text:p>237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50" table:style-name="ce5">
            <text:p>250</text:p>
          </table:table-cell>
          <table:table-cell office:value-type="float" office:value="239.39999999999998" table:style-name="ce5">
            <text:p>239</text:p>
          </table:table-cell>
          <table:table-cell office:value-type="float" office:value="631694.16" table:style-name="ce5">
            <text:p>631,694</text:p>
          </table:table-cell>
          <table:table-cell office:value-type="float" office:value="2968.08" table:style-name="ce5">
            <text:p>2,968</text:p>
          </table:table-cell>
          <table:table-cell office:value-type="float" office:value="35201" table:style-name="ce5">
            <text:p>35,201</text:p>
          </table:table-cell>
          <table:table-cell office:value-type="float" office:value="-26.81" table:style-name="ce5">
            <text:p>-27</text:p>
          </table:table-cell>
          <table:table-cell office:value-type="float" office:value="166820.47000000003" table:style-name="ce5">
            <text:p>166,820</text:p>
          </table:table-cell>
          <table:table-cell office:value-type="float" office:value="66937.289999999994" table:style-name="ce5">
            <text:p>66,937</text:p>
          </table:table-cell>
          <table:table-cell office:value-type="float" office:value="903594.19" table:style-name="ce5">
            <text:p>903,594</text:p>
          </table:table-cell>
          <table:table-cell office:value-type="float" office:value="5532.3" table:style-name="ce6">
            <text:p>5,532</text:p>
          </table:table-cell>
          <table:table-cell office:value-type="float" office:value="0" table:style-name="ce6">
            <text:p>0</text:p>
          </table:table-cell>
          <table:table-cell office:value-type="float" office:value="5532.3" table:style-name="ce6">
            <text:p>5,532</text:p>
          </table:table-cell>
          <table:table-cell office:value-type="float" office:value="909126.49" table:style-name="ce6">
            <text:p>909,126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Youth Justice Board for England and Wal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15" table:style-name="ce5">
            <text:p>15</text:p>
          </table:table-cell>
          <table:table-cell office:value-type="float" office:value="14.1" table:style-name="ce5">
            <text:p>14</text:p>
          </table:table-cell>
          <table:table-cell office:value-type="float" office:value="47" table:style-name="ce5">
            <text:p>47</text:p>
          </table:table-cell>
          <table:table-cell office:value-type="float" office:value="45.96" table:style-name="ce5">
            <text:p>46</text:p>
          </table:table-cell>
          <table:table-cell office:value-type="float" office:value="29" table:style-name="ce5">
            <text:p>29</text:p>
          </table:table-cell>
          <table:table-cell office:value-type="float" office:value="28.71" table:style-name="ce5">
            <text:p>2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" table:style-name="ce5">
            <text:p>96</text:p>
          </table:table-cell>
          <table:table-cell office:value-type="float" office:value="93.77000000000001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" table:style-name="ce5">
            <text:p>96</text:p>
          </table:table-cell>
          <table:table-cell office:value-type="float" office:value="93.77000000000001" table:style-name="ce5">
            <text:p>94</text:p>
          </table:table-cell>
          <table:table-cell office:value-type="float" office:value="331615.06000000006" table:style-name="ce5">
            <text:p>331,615</text:p>
          </table:table-cell>
          <table:table-cell office:value-type="float" office:value="2840.2" table:style-name="ce5">
            <text:p>2,8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2406.47" table:style-name="ce5">
            <text:p>102,406</text:p>
          </table:table-cell>
          <table:table-cell office:value-type="float" office:value="42558.749999999993" table:style-name="ce5">
            <text:p>42,559</text:p>
          </table:table-cell>
          <table:table-cell office:value-type="float" office:value="479420.4800000001" table:style-name="ce5">
            <text:p>479,42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79420.4800000001" table:style-name="ce6">
            <text:p>479,420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Independent Monitoring Authority for the Citizens’ Rights Agreement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6" table:style-name="ce5">
            <text:p>6</text:p>
          </table:table-cell>
          <table:table-cell office:value-type="float" office:value="5.59" table:style-name="ce5">
            <text:p>6</text:p>
          </table:table-cell>
          <table:table-cell office:value-type="float" office:value="10" table:style-name="ce5">
            <text:p>10</text:p>
          </table:table-cell>
          <table:table-cell office:value-type="float" office:value="9.61" table:style-name="ce5">
            <text:p>10</text:p>
          </table:table-cell>
          <table:table-cell office:value-type="float" office:value="23" table:style-name="ce5">
            <text:p>23</text:p>
          </table:table-cell>
          <table:table-cell office:value-type="float" office:value="22.4" table:style-name="ce5">
            <text:p>22</text:p>
          </table:table-cell>
          <table:table-cell office:value-type="float" office:value="18" table:style-name="ce5">
            <text:p>18</text:p>
          </table:table-cell>
          <table:table-cell office:value-type="float" office:value="17.22" table:style-name="ce5">
            <text:p>17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66" table:style-name="ce5">
            <text:p>66</text:p>
          </table:table-cell>
          <table:table-cell office:value-type="float" office:value="63.819999999999993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" table:style-name="ce5">
            <text:p>66</text:p>
          </table:table-cell>
          <table:table-cell office:value-type="float" office:value="63.819999999999993" table:style-name="ce5">
            <text:p>64</text:p>
          </table:table-cell>
          <table:table-cell office:value-type="float" office:value="237553.21000000002" table:style-name="ce5">
            <text:p>237,553</text:p>
          </table:table-cell>
          <table:table-cell office:value-type="float" office:value="3947.42" table:style-name="ce5">
            <text:p>3,947</text:p>
          </table:table-cell>
          <table:table-cell office:value-type="float" office:value="299.23" table:style-name="ce5">
            <text:p>299</text:p>
          </table:table-cell>
          <table:table-cell office:value-type="float" office:value="0" table:style-name="ce5">
            <text:p>0</text:p>
          </table:table-cell>
          <table:table-cell office:value-type="float" office:value="67211.73" table:style-name="ce5">
            <text:p>67,212</text:p>
          </table:table-cell>
          <table:table-cell office:value-type="float" office:value="28929.86" table:style-name="ce5">
            <text:p>28,930</text:p>
          </table:table-cell>
          <table:table-cell office:value-type="float" office:value="337941.45" table:style-name="ce5">
            <text:p>337,94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37941.45" table:style-name="ce6">
            <text:p>337,941</text:p>
          </table:table-cell>
          <table:table-cell table:number-columns-repeated="16343"/>
        </table:table-row>
        <table:table-row table:number-rows-repeated="14"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Hartley, Robert</meta:initial-creator>
    <dc:creator>Dale, Harriet | (She/Hers)</dc:creator>
    <meta:creation-date>2022-09-30T10:29:42Z</meta:creation-date>
    <dc:date>2024-11-29T14:34:25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